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Brahmagupta</text:p>
          </table:table-cell>
          <table:table-cell table:style-name="ce1" office:value-type="string" calcext:value-type="string">
            <text:p>R = </text:p>
          </table:table-cell>
          <table:table-cell table:style-name="ce1"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ce1" office:value-type="string" calcext:value-type="string">
            <text:p>θ</text:p>
          </table:table-cell>
          <table:table-cell table:style-name="ce1" office:value-type="string" calcext:value-type="string">
            <text:p>θ (deg)</text:p>
          </table:table-cell>
          <table:table-cell table:style-name="ce1" office:value-type="string" calcext:value-type="string">
            <text:p>Sinθ</text:p>
          </table:table-cell>
          <table:table-cell table:style-name="ce1" office:value-type="string" calcext:value-type="string">
            <text:p>ΔSinθ</text:p>
          </table:table-cell>
        </table:table-row>
        <table:table-row table:style-name="ro1">
          <table:table-cell office:value-type="string" calcext:value-type="string">
            <text:p>0°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°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formula="of:=[.C4]-[.C3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0°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5]-[.C4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45°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table:formula="of:=[.C6]-[.C5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60°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table:formula="of:=[.C7]-[.C6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75°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table:formula="of:=[.C8]-[.C7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90°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[.C9]-[.C8]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 style:data-style-name="N2" text:time-value="20:53:28.792556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20:32:21.013032117</meta:creation-date>
    <dc:date>2019-04-15T20:57:59.016667080</dc:date>
    <meta:editing-duration>PT10M37S</meta:editing-duration>
    <meta:editing-cycles>2</meta:editing-cycles>
    <meta:generator>LibreOffice/6.0.7.3$Linux_X86_64 LibreOffice_project/00m0$Build-3</meta:generator>
    <meta:document-statistic meta:table-count="1" meta:cell-count="35" meta:object-count="0"/>
  </office:meta>
</office:document-meta>
</file>